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normal" style:list-style-name="WWNum1">
      <style:paragraph-properties fo:margin-left="2.54cm" fo:margin-right="0cm" fo:text-indent="-0.635cm" style:auto-text-indent="false"/>
    </style:style>
    <style:style style:name="P5" style:family="paragraph" style:parent-style-name="normal" style:list-style-name="WWNum1">
      <style:paragraph-properties fo:margin-left="2.54cm" fo:margin-right="0cm" fo:text-indent="-0.635cm" style:auto-text-indent="false"/>
      <style:text-properties officeooo:paragraph-rsid="000ea576"/>
    </style:style>
    <style:style style:name="P6" style:family="paragraph" style:parent-style-name="normal">
      <style:paragraph-properties fo:margin-left="2.54cm" fo:margin-right="0cm" fo:text-indent="-0.635cm" style:auto-text-indent="false"/>
      <style:text-properties fo:color="#e06666" loext:opacity="100%"/>
    </style:style>
    <style:style style:name="P7" style:family="paragraph" style:parent-style-name="normal">
      <style:paragraph-properties fo:margin-left="2.54cm" fo:margin-right="0cm" fo:text-indent="-0.635cm" style:auto-text-indent="false"/>
      <style:text-properties fo:color="#e06666" loext:opacity="100%" officeooo:rsid="000ea576" officeooo:paragraph-rsid="000ea576"/>
    </style:style>
    <style:style style:name="P8" style:family="paragraph" style:parent-style-name="normal">
      <style:paragraph-properties fo:margin-left="2.54cm" fo:margin-right="0cm" fo:text-indent="-0.635cm" style:auto-text-indent="false"/>
      <style:text-properties fo:color="#e06666" loext:opacity="100%" officeooo:paragraph-rsid="000ea576"/>
    </style:style>
    <style:style style:name="P9" style:family="paragraph" style:parent-style-name="normal">
      <style:paragraph-properties fo:margin-left="2.54cm" fo:margin-right="0cm" fo:text-indent="-0.635cm" style:auto-text-indent="false"/>
      <style:text-properties fo:color="#e06666" loext:opacity="100%" officeooo:rsid="000f946d" officeooo:paragraph-rsid="000f946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cb1c1" style:font-size-asian="14pt" style:font-weight-asian="bold" style:font-size-complex="14pt"/>
    </style:style>
    <style:style style:name="T3" style:family="text">
      <style:text-properties fo:font-size="14pt" fo:font-weight="bold" officeooo:rsid="000ea576" style:font-size-asian="14pt" style:font-weight-asian="bold" style:font-size-complex="14pt"/>
    </style:style>
    <style:style style:name="T4" style:family="text">
      <style:text-properties fo:color="#e06666" loext:opacity="100%"/>
    </style:style>
    <style:style style:name="T5" style:family="text">
      <style:text-properties fo:color="#e06666" loext:opacity="100%" style:text-underline-style="solid" style:text-underline-width="auto" style:text-underline-color="font-color"/>
    </style:style>
    <style:style style:name="T6" style:family="text">
      <style:text-properties officeooo:rsid="000ea576"/>
    </style:style>
    <style:style style:name="T7" style:family="text">
      <style:text-properties officeooo:rsid="000f94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­</text:span><text:span text:style-name="T1">Estrategia de monetización de -</text:span><text:span text:style-name="T3">albertito Run</text:span><text:span text:style-name="T1">-</text:span></text:p>
      <text:p text:style-name="P1">Por -<text:span text:style-name="T6">Ignacio Peralta</text:span>-</text:p>
      <text:p text:style-name="normal"/>
      <text:list xml:id="list4283536060" text:style-name="WWNum1">
        <text:list-item>
          <text:p text:style-name="P3">Proyecto</text:p>
          <text:list>
            <text:list-item>
              <text:p text:style-name="P5">Extended High Concept (no es esencial al pie de la letra, solo como referencia a criterio personal si no se utiliza completo)<text:line-break/><text:span text:style-name="T4">Para no sobrecargar el documento, pueden linkearlo aparte</text:span><text:line-break/><text:a xlink:type="simple" xlink:href="https://drive.google.com/file/d/0B-ZIUsDBvwIkTkVxbEwzWTNjV2c/view?usp=sharing" text:style-name="Standard" text:visited-style-name="Standard"><text:span text:style-name="T5">https://drive.google.com/file/d/0B-ZIUsDBvwIkTkVxbEwzWTNjV2c/view?usp=sharing</text:span></text:a></text:p>
            </text:list-item>
            <text:list-item>
              <text:p text:style-name="P4">Aclarar (si no están incluidos en el EHC) plataformas, segmento de público al que apunta y otras referencias que considere importantes a tener en cuenta respecto al proyecto (ej. temática trending, comunidades conformadas, etc.)<text:line-break/><text:span text:style-name="T4">Asegúrense de que no se les escapen elementos que pongan en valor al proyecto porque difícilmente salgan por su cuenta (salvo los obvios…)</text:span></text:p>
            </text:list-item>
          </text:list>
        </text:list-item>
      </text:list>
      <text:p text:style-name="P7">publico objetivo +10 devido a sus estetica de caricatura</text:p>
      <text:list xml:id="list175605205684862" text:continue-numbering="true" text:style-name="WWNum1">
        <text:list-item>
          <text:list>
            <text:list-item>
              <text:p text:style-name="P4">Análisis de viabilidad del proyecto<text:line-break/><text:span text:style-name="T4">Para no sobrecargar el documento, pueden linkearlo aparte</text:span></text:p>
            </text:list-item>
            <text:list-item>
              <text:p text:style-name="P4">Diagrama de flujo de los sistemas del juego completo y detallado (se pueden hacer sub-diagramas para que no quede desprolijo). Debe incluir el core-loop.<text:line-break/><text:span text:style-name="T4">Re importante que esté detallado, para que no quede muy cargado pueden desarrollar aparte los más complejos y hacer una referencia que los una al central (ej. “Gameplay (ver A1)”)</text:span></text:p>
            </text:list-item>
          </text:list>
        </text:list-item>
        <text:list-item>
          <text:p text:style-name="P3">Propuesta de monetización</text:p>
          <text:list>
            <text:list-item>
              <text:p text:style-name="P4">Aspecto emocional (qué aspectos estético-emocionales del proyecto alimentan la propuesta de monetización a grandes rasgos)<text:line-break/><text:span text:style-name="T4">Detallen los diseños/sistemas que se ven afectados por el estado emocional del jugador (ej. al perder un match contra otro jugador, el juego aprovecha la frustración y deseo de ganar para ofrecer un potenciador gratuito reducido e invitar al jugador a visitar el mercado para adquirir uno de mayor efecto)</text:span></text:p>
            </text:list-item>
            <text:list-item>
              <text:p text:style-name="P4">Sub-loops por tipo de sesión de juego detallados<text:line-break/><text:span text:style-name="T4">Ej. qué loop consideran para el jugador que solo tiene unos pocos minutos, para el que tiene al menos 15/20 y para el que tiene más de una hora</text:span></text:p>
            </text:list-item>
            <text:list-item>
              <text:p text:style-name="P4">Secuencia introductoria de captación para el público nuevo<text:line-break/><text:span text:style-name="T4">Diseño específico para recibir al jugador nuevo (de cierta forma el “tutorial” que recibe al jugador, solo que tengan en cuenta que en este caso NO es solo enseñarle a jugar sino también lograr retener a ese jugador)</text:span></text:p>
            </text:list-item>
            <text:list-item>
              <text:p text:style-name="P4">Descripción y ubicación de los espacios monetizados con Ads (puede ir acompañado de una estimación de exposición a Ads por tipo de sesión)<text:line-break/><text:span text:style-name="T4">Puede estar vinculado o referenciado en otro punto (ej. diagrama de flujo o sub-loops)</text:span></text:p>
            </text:list-item>
          </text:list>
        </text:list-item>
      </text:list>
      <text:p text:style-name="P6">ads en forma de banners dentro del juego en la partes de los muros</text:p>
      <text:list xml:id="list175606743917456" text:continue-numbering="true" text:style-name="WWNum1">
        <text:list-item>
          <text:list>
            <text:list-item>
              <text:p text:style-name="P4">Economía interna (aclarando tipos de currency, sinks y generators, exchanges, reward-ads etc.)<text:line-break/><text:span text:style-name="T4">Desarrollo detallado de la economía interna. Primer propuesta de manejo de recursos por parte del juego (ej. ¿cuánto da al comienzo? ¿cuánto se genera </text:span><text:soft-page-break/><text:span text:style-name="T4">en cada posible origen de generación? ¿cap máximo diario? ¿costos de cada inversión de recursos? ¿hay exchanges de currency? Etc.)</text:span></text:p>
            </text:list-item>
          </text:list>
        </text:list-item>
      </text:list>
      <text:p text:style-name="P6">consumibles <text:span text:style-name="T7">powerups </text:span>dentro del juego :</text:p>
      <text:p text:style-name="P6">gaseosa</text:p>
      <text:p text:style-name="P8">patineta</text:p>
      <text:p text:style-name="P9">vidas extras</text:p>
      <text:p text:style-name="P9"/>
      <text:list xml:id="list175605549218014" text:continue-numbering="true" text:style-name="WWNum1">
        <text:list-item>
          <text:list>
            <text:list-item>
              <text:p text:style-name="P4">Mercado interno (aclarando tipo de recurso/objeto. Ej. permanentes, consumibles/boosts, cosméticos, contenido, etc.)<text:line-break/><text:span text:style-name="T4">Desglose de propuestas iniciales de mercado interno (si tienen proyecciones futuras según desempeño u otro indicador, pueden incluirlas)</text:span></text:p>
            </text:list-item>
            <text:list-item>
              <text:p text:style-name="P4">Determinar LTV (por sobre todo proyección considerando circulación por Ads y porcentajes medios de IAPS)<text:line-break/><text:span text:style-name="T4">En total, es la circulación COMPLETA de un jugador hasta que abandona el juego en un cálculo medio ¿cuántas interacciones con cada sistema de monetización calculan?</text:span></text:p>
            </text:list-item>
            <text:list-item>
              <text:p text:style-name="P4">Croquis de la propuesta de diseño de los espacios monetizados si se justifica (recomendado tomar referencias, aclarándolas)<text:line-break/><text:span text:style-name="T4">Seguro si se justifica va a ser parte de otro punto, es solo para aclararles que usen recursos visuales para explicar algunos de los espacios (a veces es mucho más fácil hacer un diseño y describir las cosas que no están visibles que tratar de describir todo de forma textual)</text:span></text:p>
            </text:list-item>
            <text:list-item>
              <text:p text:style-name="P4">Estrategias de comeback<text:line-break/><text:span text:style-name="T4">Sistemas pensados para recuperar a los jugadores distanciados o en proceso de alejarse de la propuesta. Recuerden, por ej, las notificaciones push, el aviso de nuevos contenidos/eventos y la oferta de recursos gratuitos</text:span></text:p>
            </text:list-item>
            <text:list-item>
              <text:p text:style-name="P4">Estrategias de retención<text:line-break/><text:span text:style-name="T4">Pueden referenciarlo en algún punto anterior (vinculándolo a algún sistema, como parte de la secuencia introductoria, etc.) pero asegúrense de desarrollar bien cada propuesta que busque mantener al jugador conectado a la experiencia (ej. premiando al jugador recurrente, utilizando recursos narrativos, etc.). Si lo ven apropiado, pueden hacer una proyección con funnels para adquirir, activar usuarios o potenciar compras.</text:span></text:p>
            </text:list-item>
          </text:list>
        </text:list-item>
        <text:list-item>
          <text:p text:style-name="P3">Documentación complementaria (opcional)</text:p>
          <text:list>
            <text:list-item>
              <text:p text:style-name="P4">Información que no forme parte de alguno de los puntos planteados pero considere relevante para la propuesta (relevancia del género, análisis de mercado, etc.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1T17:56:04.618529350</dc:date>
    <meta:editing-duration>PT22M23S</meta:editing-duration>
    <meta:editing-cycles>3</meta:editing-cycles>
    <meta:generator>LibreOffice/7.1.1.2$Linux_X86_64 LibreOffice_project/10$Build-2</meta:generator>
    <meta:document-statistic meta:table-count="0" meta:image-count="0" meta:object-count="0" meta:page-count="2" meta:paragraph-count="26" meta:word-count="724" meta:character-count="4697" meta:non-whitespace-character-count="4018"/>
  </office:meta>
</office:document-meta>
</file>